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21000002D63D47BBF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168cm" svg:y="-1.004cm" svg:width="12.451cm" svg:height="5.761cm" draw:z-index="0"><draw:image xlink:href="Pictures/1000000100000621000002D63D47BBF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04T14:37:41.211000000</meta:creation-date>
    <dc:date>2024-07-04T14:40:14.801000000</dc:date>
    <meta:editing-duration>PT2M22S</meta:editing-duration>
    <meta:editing-cycles>2</meta:editing-cycles>
    <meta:generator>LibreOffice/7.6.6.3$Windows_X86_64 LibreOffice_project/d97b2716a9a4a2ce1391dee1765565ea469b0ae7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